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111111" draw:fill="none" draw:textarea-vertical-align="middle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_20__28_var_29_" draw:marker-end="Short_20_line_20_Arrow" draw:marker-end-width="0.3cm" draw:fill="none" draw:textarea-vertical-align="middle"/>
    </style:style>
    <style:style style:name="gr4" style:family="graphic" style:parent-style-name="objectwithoutfill">
      <style:graphic-properties draw:marker-end="Diamond_20_unfilled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3cm" fo:min-width="0.4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3" style:family="paragraph">
      <style:text-properties fo:font-family="'Times New Roman'" style:font-style-name="Italic" style:font-family-generic="roman" style:font-pitch="variable" fo:font-size="8pt" style:font-size-asian="8pt" style:font-size-complex="8pt"/>
    </style:style>
    <style:style style:name="T1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T2" style:family="text">
      <style:text-properties fo:font-family="'Times New Roman'" style:font-style-name="Italic" style:font-family-generic="roman" style:font-pitch="variabl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xml:id="id1" draw:id="id1" draw:layer="layout" svg:width="2.286cm" svg:height="0.635cm" svg:x="7.35cm" svg:y="6.969cm">
          <text:p text:style-name="P1"><text:span text:style-name="T1">Recommender</text:span></text:p>
        </draw:rect>
        <draw:rect draw:style-name="gr1" draw:text-style-name="P2" xml:id="id5" draw:id="id5" draw:layer="layout" svg:width="1.524cm" svg:height="0.629cm" svg:x="6.699cm" svg:y="5.524cm">
          <text:p text:style-name="P1"><text:span text:style-name="T1">Dataset</text:span></text:p>
        </draw:rect>
        <draw:rect draw:style-name="gr1" draw:text-style-name="P2" xml:id="id6" draw:id="id6" draw:layer="layout" svg:width="1.523cm" svg:height="0.629cm" svg:x="8.759cm" svg:y="5.518cm">
          <text:p text:style-name="P1"><text:span text:style-name="T1">FilterList</text:span></text:p>
        </draw:rect>
        <draw:rect draw:style-name="gr1" draw:text-style-name="P2" xml:id="id7" draw:id="id7" draw:layer="layout" svg:width="1.523cm" svg:height="0.635cm" svg:x="10.079cm" svg:y="6.969cm">
          <text:p text:style-name="P1"><text:span text:style-name="T1">Filter</text:span></text:p>
        </draw:rect>
        <draw:rect draw:style-name="gr1" draw:text-style-name="P2" xml:id="id4" draw:id="id4" draw:layer="layout" svg:width="2.921cm" svg:height="0.635cm" svg:x="7.042cm" svg:y="9.344cm">
          <text:p text:style-name="P1"><text:span text:style-name="T1">RecommendParam</text:span></text:p>
        </draw:rect>
        <draw:rect draw:style-name="gr1" draw:text-style-name="P2" xml:id="id2" draw:id="id2" draw:layer="layout" svg:width="2.159cm" svg:height="0.635cm" svg:x="6.245cm" svg:y="8.293cm">
          <text:p text:style-name="P1"><text:span text:style-name="T1">RatingVector</text:span></text:p>
        </draw:rect>
        <draw:rect draw:style-name="gr1" draw:text-style-name="P2" xml:id="id3" draw:id="id3" draw:layer="layout" svg:width="2.159cm" svg:height="0.635cm" svg:x="8.62cm" svg:y="8.293cm">
          <text:p text:style-name="P1"><text:span text:style-name="T1">Profile</text:span></text:p>
        </draw:rect>
        <draw:connector draw:style-name="gr2" draw:text-style-name="P1" draw:layer="layout" draw:type="line" svg:x1="8.493cm" svg:y1="7.604cm" svg:x2="7.324cm" svg:y2="8.293cm" draw:start-shape="id1" draw:start-glue-point="2" draw:end-shape="id2" draw:end-glue-point="0" svg:d="M8493 7604l-1169 689">
          <text:p/>
        </draw:connector>
        <draw:connector draw:style-name="gr2" draw:text-style-name="P1" draw:layer="layout" draw:type="line" svg:x1="8.493cm" svg:y1="7.604cm" svg:x2="9.699cm" svg:y2="8.293cm" draw:start-shape="id1" draw:start-glue-point="2" draw:end-shape="id3" draw:end-glue-point="0" svg:d="M8493 7604l1206 689">
          <text:p/>
        </draw:connector>
        <draw:connector draw:style-name="gr3" draw:text-style-name="P1" draw:layer="layout" draw:type="line" svg:x1="8.493cm" svg:y1="7.604cm" svg:x2="8.502cm" svg:y2="9.344cm" draw:start-shape="id1" draw:start-glue-point="2" draw:end-shape="id4" draw:end-glue-point="0" svg:d="M8493 7604l9 1740">
          <text:p/>
        </draw:connector>
        <draw:connector draw:style-name="gr2" draw:text-style-name="P1" draw:layer="layout" draw:type="line" svg:x1="8.493cm" svg:y1="6.969cm" svg:x2="7.461cm" svg:y2="6.153cm" draw:start-shape="id1" draw:start-glue-point="0" draw:end-shape="id5" draw:end-glue-point="2" svg:d="M8493 6969l-1032-816">
          <text:p/>
        </draw:connector>
        <draw:connector draw:style-name="gr2" draw:text-style-name="P1" draw:layer="layout" draw:type="line" svg:x1="8.494cm" svg:y1="6.97cm" svg:x2="9.52cm" svg:y2="6.147cm" draw:end-shape="id6" draw:end-glue-point="2" svg:d="M8494 6970l1026-823">
          <text:p/>
        </draw:connector>
        <draw:connector draw:style-name="gr4" draw:text-style-name="P1" draw:layer="layout" draw:type="line" svg:x1="10.84cm" svg:y1="6.969cm" svg:x2="9.52cm" svg:y2="6.147cm" draw:start-shape="id7" draw:start-glue-point="0" draw:end-shape="id6" draw:end-glue-point="2" svg:d="M10840 6969l-1320-822">
          <text:p/>
        </draw:connector>
        <draw:frame draw:style-name="gr5" draw:text-style-name="P3" draw:layer="layout" svg:width="0.93cm" svg:height="0.573cm" svg:x="9.825cm" svg:y="6.034cm">
          <draw:text-box>
            <text:p><text:span text:style-name="T2">0..*</text:span></text:p>
          </draw:text-box>
        </draw:frame>
        <draw:frame draw:style-name="gr5" draw:text-style-name="P3" draw:layer="layout" svg:width="0.93cm" svg:height="0.573cm" svg:x="10.625cm" svg:y="6.535cm">
          <draw:text-box>
            <text:p><text:span text:style-name="T2">1..*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marker draw:name="Short_20_line_20_Arrow" draw:display-name="Short line Arrow" svg:viewBox="0 0 3000 3000" svg:d="M1500 0l1500 2789v211h-114l-1286-2392v2392h-200v-2392l-1286 2392h-114v-211z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12-13T09:02:01.53</meta:creation-date>
    <meta:generator>OpenOffice/4.1.1$Win32 OpenOffice.org_project/411m6$Build-9775</meta:generator>
    <dc:date>2015-12-13T10:18:04.96</dc:date>
    <dc:creator>Loc Nguyen</dc:creator>
    <meta:editing-duration>PT26M34S</meta:editing-duration>
    <meta:editing-cycles>5</meta:editing-cycles>
    <meta:document-statistic meta:object-count="15"/>
  </office:meta>
</office:document-meta>
</file>